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98cm" style:rel-column-width="2153*"/>
    </style:style>
    <style:style style:name="Table1.B" style:family="table-column">
      <style:table-column-properties style:column-width="7.535cm" style:rel-column-width="4272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4385" officeooo:paragraph-rsid="00134385"/>
    </style:style>
    <style:style style:name="P2" style:family="paragraph" style:parent-style-name="Table_20_Contents">
      <style:text-properties officeooo:rsid="00147dd9" officeooo:paragraph-rsid="00147d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1600 Feudalismus</text:p>
          </table:table-cell>
          <table:table-cell table:style-name="Table1.A1" office:value-type="string">
            <text:p text:style-name="P2">Abhängigkeitsverhältniss 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700 Kapitalismus</text:p>
          </table:table-cell>
          <table:table-cell table:style-name="Table1.A2" office:value-type="string">
            <text:p text:style-name="P2">Kapital gesteuer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800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900 Sozialismus</text:p>
          </table:table-cell>
          <table:table-cell table:style-name="Table1.A2" office:value-type="string">
            <text:p text:style-name="P1">Rätedemokrati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000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09-24T12:15:42.432000000</dc:date>
    <meta:editing-duration>PT25M10S</meta:editing-duration>
    <meta:editing-cycles>2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8" meta:word-count="12" meta:character-count="115" meta:non-whitespace-character-count="108"/>
  </office:meta>
</office:document-meta>
</file>